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692cm" svg:y="14.098cm">
            <draw:object draw:notify-on-update-of-ranges="Feuille1.A32:Feuille1.A32 Feuille1.B32:Feuille1.C32 Feuille1.A33:Feuille1.A33 Feuille1.B33:Feuille1.C33 Feuille1.A32:Feuille1.A32 Feuille1.B32:Feuille1.C32 Feuille1.A34:Feuille1.A34 Feuille1.B34:Feuille1.C34 Feuille1.A32:Feuille1.A32 Feuille1.B32:Feuille1.C32 Feuille1.A35:Feuille1.A35 Feuille1.B35:Feuille1.C35 Feuille1.A32:Feuille1.A32 Feuille1.B32:Feuille1.C32 Feuille1.A36:Feuille1.A36 Feuille1.B36:Feuille1.C36 Feuille1.A32:Feuille1.A32 Feuille1.B32:Feuille1.C32 Feuille1.A37:Feuille1.A37 Feuille1.B37:Feuille1.C37 Feuille1.A32:Feuille1.A32 Feuille1.B32:Feuille1.C32 Feuille1.A38:Feuille1.A38 Feuille1.B38:Feuille1.C38 Feuille1.A32:Feuille1.A32 Feuille1.B32:Feuille1.C32 Feuille1.A39:Feuille1.A39 Feuille1.B39:Feuille1.C39 Feuille1.A32:Feuille1.A32 Feuille1.B32:Feuille1.C32 Feuille1.A40:Feuille1.A40 Feuille1.B40:Feuille1.C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VIRTUOSO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1 GRAPH / STORE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STD</text:p>
          </table:table-cell>
          <table:table-cell/>
        </table:table-row>
        <table:table-row table:style-name="ro1">
          <table:table-cell office:value-type="string" calcext:value-type="string">
            <text:p>func_name</text:p>
          </table:table-cell>
          <table:table-cell office:value-type="string" calcext:value-type="string">
            <text:p>virtuoso</text:p>
          </table:table-cell>
          <table:table-cell/>
          <table:table-cell office:value-type="string" calcext:value-type="string">
            <text:p>func_name</text:p>
          </table:table-cell>
          <table:table-cell office:value-type="string" calcext:value-type="string">
            <text:p>virtuoso</text:p>
          </table:table-cell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1.4452220082283" calcext:value-type="float">
            <text:p>1.4452220082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ry_all</text:p>
          </table:table-cell>
          <table:table-cell office:value-type="float" office:value="0.190987348944533" calcext:value-type="float">
            <text:p>0.190987348944533</text:p>
          </table:table-cell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00486816167831421" calcext:value-type="float">
            <text:p>0.00486816167831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ry_sp2b_q1</text:p>
          </table:table-cell>
          <table:table-cell office:value-type="float" office:value="0.000458032170060239" calcext:value-type="float">
            <text:p>0.000458032170060239</text:p>
          </table:table-cell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467711114883423" calcext:value-type="float">
            <text:p>0.467711114883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ry_sp2b_q2</text:p>
          </table:table-cell>
          <table:table-cell office:value-type="float" office:value="0.0458527711219109" calcext:value-type="float">
            <text:p>0.0458527711219109</text:p>
          </table:table-cell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11100754737854" calcext:value-type="float">
            <text:p>0.11100754737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ry_sp2b_q3a</text:p>
          </table:table-cell>
          <table:table-cell office:value-type="float" office:value="0.0173561296039592" calcext:value-type="float">
            <text:p>0.0173561296039592</text:p>
          </table:table-cell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0460909605026245" calcext:value-type="float">
            <text:p>0.00460909605026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ry_sp2b_q3b</text:p>
          </table:table-cell>
          <table:table-cell office:value-type="float" office:value="0.000339659321059706" calcext:value-type="float">
            <text:p>0.000339659321059706</text:p>
          </table:table-cell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0374603271484375" calcext:value-type="float">
            <text:p>0.0037460327148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ry_sp2b_q3c</text:p>
          </table:table-cell>
          <table:table-cell office:value-type="float" office:value="0.000203570803983831" calcext:value-type="float">
            <text:p>0.000203570803983831</text:p>
          </table:table-cell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2.52734644412994" calcext:value-type="float">
            <text:p>2.52734644412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ry_sp2b_q4</text:p>
          </table:table-cell>
          <table:table-cell office:value-type="float" office:value="0.203223037075925" calcext:value-type="float">
            <text:p>0.203223037075925</text:p>
          </table:table-cell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0113831043243408" calcext:value-type="float">
            <text:p>0.0113831043243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ry_sp2b_q9</text:p>
          </table:table-cell>
          <table:table-cell office:value-type="float" office:value="0.000789754342763251" calcext:value-type="float">
            <text:p>0.00078975434276325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 GRAPH / ST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_name</text:p>
          </table:table-cell>
          <table:table-cell office:value-type="string" calcext:value-type="string">
            <text:p>virtuoso</text:p>
          </table:table-cell>
          <table:table-cell/>
          <table:table-cell office:value-type="string" calcext:value-type="string">
            <text:p>func_name</text:p>
          </table:table-cell>
          <table:table-cell office:value-type="string" calcext:value-type="string">
            <text:p>virtuoso</text:p>
          </table:table-cell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1.63951100111008" calcext:value-type="float">
            <text:p>1.63951100111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ry_all</text:p>
          </table:table-cell>
          <table:table-cell office:value-type="float" office:value="0.371309574152307" calcext:value-type="float">
            <text:p>0.371309574152307</text:p>
          </table:table-cell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0643768787384033" calcext:value-type="float">
            <text:p>0.0643768787384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ry_sp2b_q1</text:p>
          </table:table-cell>
          <table:table-cell office:value-type="float" office:value="0.105690345819368" calcext:value-type="float">
            <text:p>0.105690345819368</text:p>
          </table:table-cell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587419533729553" calcext:value-type="float">
            <text:p>0.5874195337295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ry_sp2b_q2</text:p>
          </table:table-cell>
          <table:table-cell office:value-type="float" office:value="0.289317232956427" calcext:value-type="float">
            <text:p>0.289317232956427</text:p>
          </table:table-cell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108728551864624" calcext:value-type="float">
            <text:p>0.1087285518646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ry_sp2b_q3a</text:p>
          </table:table-cell>
          <table:table-cell office:value-type="float" office:value="0.008762992804417" calcext:value-type="float">
            <text:p>0.008762992804417</text:p>
          </table:table-cell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0467343330383301" calcext:value-type="float">
            <text:p>0.004673433303833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ry_sp2b_q3b</text:p>
          </table:table-cell>
          <table:table-cell office:value-type="float" office:value="0.000240969297165315" calcext:value-type="float">
            <text:p>0.000240969297165315</text:p>
          </table:table-cell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0392109155654907" calcext:value-type="float">
            <text:p>0.00392109155654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ry_sp2b_q3c</text:p>
          </table:table-cell>
          <table:table-cell office:value-type="float" office:value="0.000431175139831798" calcext:value-type="float">
            <text:p>0.000431175139831798</text:p>
          </table:table-cell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2.77105488777161" calcext:value-type="float">
            <text:p>2.77105488777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ry_sp2b_q4</text:p>
          </table:table-cell>
          <table:table-cell office:value-type="float" office:value="0.257271594926531" calcext:value-type="float">
            <text:p>0.257271594926531</text:p>
          </table:table-cell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0289714574813843" calcext:value-type="float">
            <text:p>0.02897145748138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ry_sp2b_q9</text:p>
          </table:table-cell>
          <table:table-cell office:value-type="float" office:value="0.012587565636304" calcext:value-type="float">
            <text:p>0.01258756563630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1.63951100111008" calcext:value-type="float">
            <text:p>1.63951100111008</text:p>
          </table:table-cell>
          <table:table-cell office:value-type="float" office:value="1.4452220082283" calcext:value-type="float">
            <text:p>1.4452220082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0643768787384033" calcext:value-type="float">
            <text:p>0.0643768787384033</text:p>
          </table:table-cell>
          <table:table-cell office:value-type="float" office:value="0.00486816167831421" calcext:value-type="float">
            <text:p>0.00486816167831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587419533729553" calcext:value-type="float">
            <text:p>0.587419533729553</text:p>
          </table:table-cell>
          <table:table-cell office:value-type="float" office:value="0.467711114883423" calcext:value-type="float">
            <text:p>0.467711114883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108728551864624" calcext:value-type="float">
            <text:p>0.108728551864624</text:p>
          </table:table-cell>
          <table:table-cell office:value-type="float" office:value="0.11100754737854" calcext:value-type="float">
            <text:p>0.11100754737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0467343330383301" calcext:value-type="float">
            <text:p>0.00467343330383301</text:p>
          </table:table-cell>
          <table:table-cell office:value-type="float" office:value="0.00460909605026245" calcext:value-type="float">
            <text:p>0.00460909605026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0392109155654907" calcext:value-type="float">
            <text:p>0.00392109155654907</text:p>
          </table:table-cell>
          <table:table-cell office:value-type="float" office:value="0.00374603271484375" calcext:value-type="float">
            <text:p>0.003746032714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2.77105488777161" calcext:value-type="float">
            <text:p>2.77105488777161</text:p>
          </table:table-cell>
          <table:table-cell office:value-type="float" office:value="2.52734644412994" calcext:value-type="float">
            <text:p>2.52734644412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0289714574813843" calcext:value-type="float">
            <text:p>0.0289714574813843</text:p>
          </table:table-cell>
          <table:table-cell office:value-type="float" office:value="0.0113831043243408" calcext:value-type="float">
            <text:p>0.01138310432434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Llorens</meta:initial-creator>
    <meta:creation-date>2014-02-26T15:42:52.273205000</meta:creation-date>
    <dc:date>2014-02-26T16:11:50.803006000</dc:date>
    <dc:creator>Vincent Llorens</dc:creator>
    <meta:editing-duration>PT22M21S</meta:editing-duration>
    <meta:editing-cycles>8</meta:editing-cycles>
    <meta:generator>LibreOffice/4.2.1.1$MacOSX_X86_64 LibreOffice_project/d7dbbd7842e6a58b0f521599204e827654e1fb8b</meta:generator>
    <meta:document-statistic meta:table-count="1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27cm" svg:y="2.49cm" style:legend-expansion="high" chart:style-name="ch2"/>
        <chart:plot-area chart:style-name="ch3" table:cell-range-address="Feuille1.A32:Feuille1.C40" chart:data-source-has-labels="column" svg:x="0.77cm" svg:y="0.855cm" svg:width="11.217cm" svg:height="7.545cm">
          <chartooo:coordinate-region svg:x="1.902cm" svg:y="1.05cm" svg:width="9.837cm" svg:height="6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33:Feuille1.C33" chart:label-cell-address="Feuille1.A33:Feuille1.A33" chart:class="chart:scatter">
            <chart:domain table:cell-range-address="Feuille1.B32:Feuille1.C32"/>
            <chart:data-point chart:repeated="2"/>
          </chart:series>
          <chart:series chart:style-name="ch8" chart:values-cell-range-address="Feuille1.B34:Feuille1.C34" chart:label-cell-address="Feuille1.A34:Feuille1.A34" chart:class="chart:scatter">
            <chart:data-point chart:repeated="2"/>
          </chart:series>
          <chart:series chart:style-name="ch9" chart:values-cell-range-address="Feuille1.B35:Feuille1.C35" chart:label-cell-address="Feuille1.A35:Feuille1.A35" chart:class="chart:scatter">
            <chart:data-point chart:repeated="2"/>
          </chart:series>
          <chart:series chart:style-name="ch10" chart:values-cell-range-address="Feuille1.B36:Feuille1.C36" chart:label-cell-address="Feuille1.A36:Feuille1.A36" chart:class="chart:scatter">
            <chart:data-point chart:repeated="2"/>
          </chart:series>
          <chart:series chart:style-name="ch11" chart:values-cell-range-address="Feuille1.B37:Feuille1.C37" chart:label-cell-address="Feuille1.A37:Feuille1.A37" chart:class="chart:scatter">
            <chart:data-point chart:repeated="2"/>
          </chart:series>
          <chart:series chart:style-name="ch12" chart:values-cell-range-address="Feuille1.B38:Feuille1.C38" chart:label-cell-address="Feuille1.A38:Feuille1.A38" chart:class="chart:scatter">
            <chart:data-point chart:repeated="2"/>
          </chart:series>
          <chart:series chart:style-name="ch13" chart:values-cell-range-address="Feuille1.B39:Feuille1.C39" chart:label-cell-address="Feuille1.A39:Feuille1.A39" chart:class="chart:scatter">
            <chart:data-point chart:repeated="2"/>
          </chart:series>
          <chart:series chart:style-name="ch14" chart:values-cell-range-address="Feuille1.B40:Feuille1.C40" chart:label-cell-address="Feuille1.A40:Feuille1.A4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Feuille1.B32:Feuille1.C3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_all</text:p>
                <draw:g>
                  <svg:desc>Feuille1.A33:Feuille1.A33</svg:desc>
                </draw:g>
              </table:table-cell>
              <table:table-cell office:value-type="float" office:value="1.63951100111008">
                <text:p>1.63951100111008</text:p>
                <draw:g>
                  <svg:desc>Feuille1.B33:Feuille1.C33</svg:desc>
                </draw:g>
              </table:table-cell>
              <table:table-cell office:value-type="float" office:value="1.4452220082283">
                <text:p>1.4452220082283</text:p>
              </table:table-cell>
            </table:table-row>
            <table:table-row>
              <table:table-cell office:value-type="string">
                <text:p>query_sp2b_q1</text:p>
                <draw:g>
                  <svg:desc>Feuille1.A34:Feuille1.A34</svg:desc>
                </draw:g>
              </table:table-cell>
              <table:table-cell office:value-type="float" office:value="0.0643768787384033">
                <text:p>0.0643768787384033</text:p>
                <draw:g>
                  <svg:desc>Feuille1.B34:Feuille1.C34</svg:desc>
                </draw:g>
              </table:table-cell>
              <table:table-cell office:value-type="float" office:value="0.00486816167831421">
                <text:p>0.00486816167831421</text:p>
              </table:table-cell>
            </table:table-row>
            <table:table-row>
              <table:table-cell office:value-type="string">
                <text:p>query_sp2b_q2</text:p>
                <draw:g>
                  <svg:desc>Feuille1.A35:Feuille1.A35</svg:desc>
                </draw:g>
              </table:table-cell>
              <table:table-cell office:value-type="float" office:value="0.587419533729553">
                <text:p>0.587419533729553</text:p>
                <draw:g>
                  <svg:desc>Feuille1.B35:Feuille1.C35</svg:desc>
                </draw:g>
              </table:table-cell>
              <table:table-cell office:value-type="float" office:value="0.467711114883423">
                <text:p>0.467711114883423</text:p>
              </table:table-cell>
            </table:table-row>
            <table:table-row>
              <table:table-cell office:value-type="string">
                <text:p>query_sp2b_q3a</text:p>
                <draw:g>
                  <svg:desc>Feuille1.A36:Feuille1.A36</svg:desc>
                </draw:g>
              </table:table-cell>
              <table:table-cell office:value-type="float" office:value="0.108728551864624">
                <text:p>0.108728551864624</text:p>
                <draw:g>
                  <svg:desc>Feuille1.B36:Feuille1.C36</svg:desc>
                </draw:g>
              </table:table-cell>
              <table:table-cell office:value-type="float" office:value="0.11100754737854">
                <text:p>0.11100754737854</text:p>
              </table:table-cell>
            </table:table-row>
            <table:table-row>
              <table:table-cell office:value-type="string">
                <text:p>query_sp2b_q3b</text:p>
                <draw:g>
                  <svg:desc>Feuille1.A37:Feuille1.A37</svg:desc>
                </draw:g>
              </table:table-cell>
              <table:table-cell office:value-type="float" office:value="0.00467343330383301">
                <text:p>0.00467343330383301</text:p>
                <draw:g>
                  <svg:desc>Feuille1.B37:Feuille1.C37</svg:desc>
                </draw:g>
              </table:table-cell>
              <table:table-cell office:value-type="float" office:value="0.00460909605026245">
                <text:p>0.00460909605026245</text:p>
              </table:table-cell>
            </table:table-row>
            <table:table-row>
              <table:table-cell office:value-type="string">
                <text:p>query_sp2b_q3c</text:p>
                <draw:g>
                  <svg:desc>Feuille1.A38:Feuille1.A38</svg:desc>
                </draw:g>
              </table:table-cell>
              <table:table-cell office:value-type="float" office:value="0.00392109155654907">
                <text:p>0.00392109155654907</text:p>
                <draw:g>
                  <svg:desc>Feuille1.B38:Feuille1.C38</svg:desc>
                </draw:g>
              </table:table-cell>
              <table:table-cell office:value-type="float" office:value="0.00374603271484375">
                <text:p>0.00374603271484375</text:p>
              </table:table-cell>
            </table:table-row>
            <table:table-row>
              <table:table-cell office:value-type="string">
                <text:p>query_sp2b_q4</text:p>
                <draw:g>
                  <svg:desc>Feuille1.A39:Feuille1.A39</svg:desc>
                </draw:g>
              </table:table-cell>
              <table:table-cell office:value-type="float" office:value="2.77105488777161">
                <text:p>2.77105488777161</text:p>
                <draw:g>
                  <svg:desc>Feuille1.B39:Feuille1.C39</svg:desc>
                </draw:g>
              </table:table-cell>
              <table:table-cell office:value-type="float" office:value="2.52734644412994">
                <text:p>2.52734644412994</text:p>
              </table:table-cell>
            </table:table-row>
            <table:table-row>
              <table:table-cell office:value-type="string">
                <text:p>query_sp2b_q9</text:p>
                <draw:g>
                  <svg:desc>Feuille1.A40:Feuille1.A40</svg:desc>
                </draw:g>
              </table:table-cell>
              <table:table-cell office:value-type="float" office:value="0.0289714574813843">
                <text:p>0.0289714574813843</text:p>
                <draw:g>
                  <svg:desc>Feuille1.B40:Feuille1.C40</svg:desc>
                </draw:g>
              </table:table-cell>
              <table:table-cell office:value-type="float" office:value="0.0113831043243408">
                <text:p>0.0113831043243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_64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